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9861" officeooo:paragraph-rsid="000598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Git entornos</text:p>
      <text:p text:style-name="P1"/>
      <text:p text:style-name="P1">-clase alumno</text:p>
      <text:p text:style-name="P1"/>
      <text:p text:style-name="P1">-clase alumnos(?) arrayList de alumnos</text:p>
      <text:p text:style-name="P1"><text:tab/></text:p>
      <text:p text:style-name="P1">-metodos para calcular las notas:</text:p>
      <text:p text:style-name="P1"><text:tab/>-metodo calcular nota normal</text:p>
      <text:p text:style-name="P1"><text:tab/>-metodo calcular nota test</text:p>
      <text:p text:style-name="P1"><text:tab/>-metodo calcular nota trabajo (incluyendo penalización por entregar tarde)</text:p>
      <text:p text:style-name="P1"><text:tab/>-metodo calcular nota final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5T13:34:10.942000000</meta:creation-date>
    <dc:date>2021-03-25T13:42:11.363000000</dc:date>
    <meta:editing-duration>PT8M1S</meta:editing-duration>
    <meta:editing-cycles>1</meta:editing-cycles>
    <meta:document-statistic meta:table-count="0" meta:image-count="0" meta:object-count="0" meta:page-count="1" meta:paragraph-count="9" meta:word-count="36" meta:character-count="265" meta:non-whitespace-character-count="232"/>
    <meta:generator>LibreOffice/6.4.5.2$Windows_X86_64 LibreOffice_project/a726b36747cf2001e06b58ad5db1aa3a9a1872d6</meta:generator>
  </office:meta>
</office:document-meta>
</file>